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orphans="2" fo:widows="2" fo:text-indent="1cm" style:auto-text-indent="false"/>
      <style:text-properties style:font-name="Arial" fo:font-size="10pt" style:text-underline-style="none" style:font-size-asian="10pt" style:font-size-complex="10pt"/>
    </style:style>
    <style:style style:name="P2" style:family="paragraph" style:parent-style-name="Text_20_body">
      <style:paragraph-properties fo:margin-left="0cm" fo:margin-right="0cm" fo:margin-top="0cm" fo:margin-bottom="0cm" loext:contextual-spacing="false" fo:line-height="150%" fo:text-indent="1cm" style:auto-text-indent="false"/>
      <style:text-properties style:font-name="Arial" fo:font-size="10pt" style:text-underline-style="none" officeooo:paragraph-rsid="005dfee5" style:font-size-asian="10pt" style:font-size-complex="10pt"/>
    </style:style>
    <style:style style:name="P3"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ize-complex="10pt"/>
    </style:style>
    <style:style style:name="P4"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ize-complex="10pt"/>
    </style:style>
    <style:style style:name="P5"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normal" officeooo:rsid="006af51e" officeooo:paragraph-rsid="006af51e" fo:background-color="transparent" style:font-size-asian="10pt" style:font-size-complex="10pt"/>
    </style:style>
    <style:style style:name="P6"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style>
    <style:style style:name="P7"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text-properties fo:font-variant="normal" fo:text-transform="none" fo:color="#000000" style:font-name="Arial" fo:font-size="9pt" fo:letter-spacing="normal" fo:font-style="italic" style:text-underline-style="none" fo:font-weight="normal" fo:background-color="transparent" style:font-size-asian="9pt" style:font-size-complex="9pt"/>
    </style:style>
    <style:style style:name="P8"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text-properties fo:font-variant="normal" fo:text-transform="none" fo:color="#000000" style:font-name="Arial" fo:font-size="9pt" fo:letter-spacing="normal" fo:font-style="italic" style:text-underline-style="none" fo:font-weight="normal" fo:background-color="transparent" style:font-size-asian="9pt" style:font-weight-asian="normal" style:font-size-complex="9pt" style:font-weight-complex="normal"/>
    </style:style>
    <style:style style:name="P9"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text-properties fo:font-variant="normal" fo:text-transform="none" fo:color="#000000" style:font-name="Arial" fo:font-size="9pt" fo:letter-spacing="normal" fo:font-style="normal" style:text-underline-style="none" fo:font-weight="bold" fo:background-color="transparent" style:font-size-asian="9pt" style:font-size-complex="9pt"/>
    </style:style>
    <style:style style:name="P10"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text-properties fo:color="#000000"/>
    </style:style>
    <style:style style:name="P11"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normal" officeooo:rsid="00639961" officeooo:paragraph-rsid="00639961" fo:background-color="transparent" style:font-size-asian="10pt" style:font-size-complex="10pt"/>
    </style:style>
    <style:style style:name="P12"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normal" officeooo:paragraph-rsid="0067af50" fo:background-color="transparent" style:font-size-asian="10pt" style:font-size-complex="10pt"/>
    </style:style>
    <style:style style:name="P13"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fo:font-variant="normal" fo:text-transform="none" fo:color="#000000" style:font-name="Arial" fo:font-size="10pt" fo:letter-spacing="normal" fo:font-style="normal" style:text-underline-style="none" fo:font-weight="normal" officeooo:rsid="006c601d" officeooo:paragraph-rsid="006c601d" fo:background-color="transparent" style:font-size-asian="10pt" style:font-size-complex="10pt"/>
    </style:style>
    <style:style style:name="P14"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style>
    <style:style style:name="P15"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officeooo:paragraph-rsid="00687930"/>
    </style:style>
    <style:style style:name="P16" style:family="paragraph" style:parent-style-name="Text_20_body">
      <style:paragraph-properties fo:margin-left="0cm" fo:margin-right="0cm" fo:margin-top="0cm" fo:margin-bottom="0cm" loext:contextual-spacing="false" fo:line-height="150%" fo:text-align="justify" style:justify-single-word="false" fo:orphans="2" fo:widows="2" fo:text-indent="1cm" style:auto-text-indent="false" style:writing-mode="lr-tb"/>
      <style:text-properties officeooo:paragraph-rsid="005dfee5"/>
    </style:style>
    <style:style style:name="P17" style:family="paragraph" style:parent-style-name="Text_20_body">
      <style:paragraph-properties fo:margin-left="1cm" fo:margin-right="0cm" fo:margin-top="0cm" fo:margin-bottom="0cm" loext:contextual-spacing="false" fo:line-height="100%" fo:text-align="justify" style:justify-single-word="false" fo:orphans="2" fo:widows="2" fo:text-indent="0cm" style:auto-text-indent="false" style:writing-mode="lr-tb"/>
      <style:text-properties fo:color="#000000"/>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Arial" fo:font-size="9pt" fo:letter-spacing="normal" fo:font-style="italic" style:text-underline-style="none" fo:font-weight="normal" fo:background-color="transparent" loext:char-shading-value="0" style:font-size-asian="9pt" style:font-size-complex="9pt"/>
    </style:style>
    <style:style style:name="T3" style:family="text">
      <style:text-properties fo:font-variant="normal" fo:text-transform="none" fo:color="#000000" style:font-name="Arial" fo:font-size="9pt" fo:letter-spacing="normal" fo:font-style="normal" style:text-underline-style="none" fo:font-weight="bold" fo:background-color="transparent" loext:char-shading-value="0" style:font-size-asian="9pt" style:font-size-complex="9pt"/>
    </style:style>
    <style:style style:name="T4" style:family="text">
      <style:text-properties fo:font-variant="normal" fo:text-transform="none" fo:color="#000000" style:font-name="Arial" fo:font-size="10pt" fo:letter-spacing="normal" fo:font-style="normal" style:text-underline-style="none" fo:font-weight="normal" fo:background-color="transparent" loext:char-shading-value="0" style:font-size-asian="10pt" style:font-size-complex="10pt"/>
    </style:style>
    <style:style style:name="T5" style:family="text">
      <style:text-properties fo:font-variant="normal" fo:text-transform="none" fo:color="#000000" style:font-name="Arial" fo:font-size="10pt" fo:letter-spacing="normal" fo:font-style="normal" style:text-underline-style="none" fo:font-weight="normal" officeooo:rsid="006c601d" fo:background-color="transparent" loext:char-shading-value="0" style:font-size-asian="10pt" style:font-size-complex="10pt"/>
    </style:style>
    <style:style style:name="T6" style:family="text">
      <style:text-properties fo:font-variant="normal" fo:text-transform="none" fo:color="#000000" style:font-name="Arial" fo:font-size="10pt" fo:letter-spacing="normal" fo:font-style="normal" style:text-underline-style="none" fo:font-weight="normal" officeooo:rsid="00649a61" fo:background-color="transparent" loext:char-shading-value="0" style:font-size-asian="10pt" style:font-size-complex="10pt"/>
    </style:style>
    <style:style style:name="T7" style:family="text">
      <style:text-properties fo:font-variant="normal" fo:text-transform="none" fo:color="#000000" style:font-name="Arial" fo:font-size="10pt" fo:letter-spacing="normal" fo:font-style="normal" style:text-underline-style="none" fo:font-weight="normal" officeooo:rsid="0060c6f0" fo:background-color="transparent" loext:char-shading-value="0" style:font-size-asian="10pt" style:font-size-complex="10pt"/>
    </style:style>
    <style:style style:name="T8" style:family="text">
      <style:text-properties fo:font-variant="normal" fo:text-transform="none" fo:color="#000000" style:font-name="Arial" fo:font-size="10pt" fo:letter-spacing="normal" fo:font-style="normal" style:text-underline-style="none" fo:font-weight="normal" officeooo:rsid="004fcf5d" fo:background-color="transparent" loext:char-shading-value="0" style:font-size-asian="10pt" style:font-size-complex="10pt"/>
    </style:style>
    <style:style style:name="T9" style:family="text">
      <style:text-properties fo:font-variant="normal" fo:text-transform="none" fo:color="#000000" style:font-name="Arial" fo:font-size="10pt" fo:letter-spacing="normal" fo:font-style="normal" style:text-underline-style="none" fo:font-weight="normal" officeooo:rsid="00639961" fo:background-color="transparent" loext:char-shading-value="0" style:font-size-asian="10pt" style:font-size-complex="10pt"/>
    </style:style>
    <style:style style:name="T10" style:family="text">
      <style:text-properties fo:font-variant="normal" fo:text-transform="none" fo:color="#000000" style:font-name="Arial" fo:font-size="10pt" fo:letter-spacing="normal" fo:font-style="normal" style:text-underline-style="none" fo:font-weight="normal" officeooo:rsid="00687930" fo:background-color="transparent" loext:char-shading-value="0" style:font-size-asian="10pt" style:font-size-complex="10pt"/>
    </style:style>
    <style:style style:name="T11" style:family="text">
      <style:text-properties fo:font-variant="normal" fo:text-transform="none" fo:color="#000000" style:font-name="Arial" fo:font-size="10pt" fo:letter-spacing="normal" fo:font-style="normal" style:text-underline-style="none" fo:font-weight="normal" officeooo:rsid="006df98d" fo:background-color="transparent" loext:char-shading-value="0" style:font-size-asian="10pt" style:font-size-complex="10pt"/>
    </style:style>
    <style:style style:name="T12" style:family="text">
      <style:text-properties fo:font-variant="normal" fo:text-transform="none" fo:color="#000000" style:font-name="Arial" fo:font-size="10pt" fo:letter-spacing="normal" fo:font-style="normal" style:text-underline-style="none" fo:font-weight="bold" fo:background-color="transparent" loext:char-shading-value="0" style:font-size-asian="10pt" style:font-size-complex="10pt"/>
    </style:style>
    <style:style style:name="T13" style:family="text">
      <style:text-properties fo:font-variant="normal" fo:text-transform="none" fo:color="#000000" style:font-name="Arial" fo:font-size="10pt" fo:letter-spacing="normal" fo:font-style="normal" style:text-underline-style="none" fo:font-weight="bold" officeooo:rsid="006c601d" fo:background-color="transparent" loext:char-shading-value="0" style:font-size-asian="10pt" style:font-size-complex="10pt"/>
    </style:style>
    <style:style style:name="T14" style:family="text">
      <style:text-properties fo:font-variant="normal" fo:text-transform="none" fo:color="#000000" style:font-name="Arial" fo:font-size="10pt" fo:letter-spacing="normal" fo:font-style="normal" style:text-underline-style="none" fo:font-weight="bold" officeooo:rsid="005113d7" fo:background-color="transparent" loext:char-shading-value="0" style:font-size-asian="10pt" style:font-size-complex="10pt"/>
    </style:style>
    <style:style style:name="T15" style:family="text">
      <style:text-properties fo:font-variant="normal" fo:text-transform="none" fo:color="#000000" fo:letter-spacing="normal" fo:font-style="normal" fo:font-weight="bold" fo:background-color="transparent" loext:char-shading-value="0"/>
    </style:style>
    <style:style style:name="T16" style:family="text">
      <style:text-properties fo:font-variant="normal" fo:text-transform="none" fo:color="#000000" fo:letter-spacing="normal" fo:font-style="normal" fo:font-weight="bold" officeooo:rsid="005113d7" fo:background-color="transparent" loext:char-shading-value="0"/>
    </style:style>
    <style:style style:name="T17" style:family="text">
      <style:text-properties fo:font-variant="normal" fo:text-transform="none" style:font-name="Arial" fo:font-size="9pt" fo:letter-spacing="normal" style:text-underline-style="none" fo:background-color="transparent" loext:char-shading-value="0" style:font-size-asian="9pt" style:font-size-complex="9pt"/>
    </style:style>
    <style:style style:name="T18" style:family="text">
      <style:text-properties fo:font-variant="normal" fo:text-transform="none" style:font-name="Arial" fo:font-size="9pt" fo:letter-spacing="normal" fo:font-style="italic" style:text-underline-style="none" fo:font-weight="normal" fo:background-color="transparent" loext:char-shading-value="0" style:font-size-asian="9pt" style:font-size-complex="9pt"/>
    </style:style>
    <style:style style:name="T19" style:family="text">
      <style:text-properties fo:font-variant="normal" fo:text-transform="none" style:font-name="Arial" fo:font-size="9pt" fo:letter-spacing="normal" fo:font-style="italic" style:text-underline-style="none" fo:font-weight="normal" fo:background-color="transparent" loext:char-shading-value="0" style:font-size-asian="9pt" style:font-weight-asian="normal" style:font-size-complex="9pt" style:font-weight-complex="normal"/>
    </style:style>
    <style:style style:name="T20" style:family="text">
      <style:text-properties fo:font-variant="normal" fo:text-transform="none" style:font-name="Arial" fo:font-size="9pt" fo:letter-spacing="normal" fo:font-style="italic" style:text-underline-style="none" fo:font-weight="bold" fo:background-color="transparent" loext:char-shading-value="0" style:font-size-asian="9pt" style:font-weight-asian="bold" style:font-size-complex="9pt" style:font-weight-complex="bold"/>
    </style:style>
    <style:style style:name="T21" style:family="text">
      <style:text-properties fo:font-variant="normal" fo:text-transform="none" style:font-name="Arial" fo:font-size="9pt" fo:letter-spacing="normal" fo:font-style="normal" style:text-underline-style="none" fo:font-weight="bold" fo:background-color="transparent" loext:char-shading-value="0" style:font-size-asian="9pt" style:font-weight-asian="bold" style:font-size-complex="9pt" style:font-weight-complex="bold"/>
    </style:style>
    <style:style style:name="T22" style:family="text">
      <style:text-properties fo:font-variant="normal" fo:text-transform="none" style:font-name="Arial" fo:font-size="9pt" fo:letter-spacing="normal" fo:font-style="normal" style:text-underline-style="none" fo:font-weight="bold" fo:background-color="transparent" loext:char-shading-value="0" style:font-size-asian="9pt" style:font-size-complex="9pt"/>
    </style:style>
    <style:style style:name="T23" style:family="text">
      <style:text-properties officeooo:rsid="004fcf5d"/>
    </style:style>
    <style:style style:name="T24" style:family="text">
      <style:text-properties style:text-underline-style="none" fo:background-color="transparent" loext:char-shading-value="0" style:font-size-asian="10pt" style:font-size-complex="10pt"/>
    </style:style>
    <style:style style:name="T25" style:family="text">
      <style:text-properties style:text-underline-style="none" officeooo:rsid="004fcf5d" fo:background-color="transparent" loext:char-shading-value="0" style:font-size-asian="10pt" style:font-size-complex="10pt"/>
    </style:style>
    <style:style style:name="T26" style:family="text">
      <style:text-properties style:text-underline-style="none" officeooo:rsid="0060c6f0" fo:background-color="transparent" loext:char-shading-value="0" style:font-size-asian="10pt" style:font-size-complex="10pt"/>
    </style:style>
    <style:style style:name="T27" style:family="text">
      <style:text-properties style:text-underline-style="none" officeooo:rsid="00639961" fo:background-color="transparent" loext:char-shading-value="0" style:font-size-asian="10pt" style:font-size-complex="10pt"/>
    </style:style>
    <style:style style:name="T28" style:family="text">
      <style:text-properties style:text-underline-style="none" officeooo:rsid="00649a61" fo:background-color="transparent" loext:char-shading-value="0" style:font-size-asian="10pt" style:font-size-complex="10pt"/>
    </style:style>
    <style:style style:name="T29" style:family="text">
      <style:text-properties style:text-underline-style="none" officeooo:rsid="00687930" fo:background-color="transparent" loext:char-shading-value="0" style:font-size-asian="10pt" style:font-size-complex="10pt"/>
    </style:style>
    <style:style style:name="T30" style:family="text">
      <style:text-properties officeooo:rsid="005d6329"/>
    </style:style>
    <style:style style:name="T31" style:family="text">
      <style:text-properties officeooo:rsid="00649a61"/>
    </style:style>
    <style:style style:name="T32" style:family="text">
      <style:text-properties officeooo:rsid="006c601d"/>
    </style:style>
    <style:style style:name="T33" style:family="text">
      <style:text-properties officeooo:rsid="006df9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LATÓRIO</text:p>
      <text:p text:style-name="P15"><text:span text:style-name="T4">Trata-se de Recurso Ordinário tempestivamente interposto pelo empregador </text:span><text:span text:style-name="T7">em</text:span><text:span text:style-name="T4"> face </text:span><text:span text:style-name="T7">da </text:span><text:span text:style-name="T4">constatação de nexo entre o trabalho exercido </text:span><text:span text:style-name="T6">em empregado</text:span><text:span text:style-name="T4">, que culminou na concessão </text:span><text:span text:style-name="T5">da prestação Auxílio Incapacidade Temporária</text:span><text:span text:style-name="T8"> </text:span><text:span text:style-name="T5">acima</text:span><text:span text:style-name="T9"> </text:span><text:span text:style-name="T4">como Acidentário (espécie 91).</text:span></text:p>
      <text:p text:style-name="P14"><text:span text:style-name="T4">A perícia médica </text:span><text:span text:style-name="T6">f</text:span><text:span text:style-name="T5">ederal</text:span><text:span text:style-name="T4"> reconheceu o nexo técnico.</text:span></text:p>
      <text:p text:style-name="P12">Irresignad<text:span text:style-name="T30">a</text:span> com a decisão administrativa da Autarquia, recorre <text:span text:style-name="T30">a</text:span> <text:span text:style-name="T31">empresa interessada</text:span> a esta Corte Administrativa <text:span text:style-name="T23">requerendo que Auxílio Incapacidade Temporária seja reconhecido como não decorrente de acidente de trabalho.</text:span></text:p>
      <text:p text:style-name="P13">Houve reanálise pela perícia médica federal, que por sua vez ratificou a existência do nexo técnico.</text:p>
      <text:p text:style-name="P4">É o sucinto Relatório. Apresento o feito em mesa.</text:p>
      <text:p text:style-name="P1"/>
      <text:p text:style-name="P3">VOTO</text:p>
      <text:p text:style-name="P1"/>
      <text:p text:style-name="P4">Não assiste razão <text:span text:style-name="T30">à</text:span> recorrente.</text:p>
      <text:p text:style-name="P4">Regulamenta o Decreto 3.048/99:</text:p>
      <text:p text:style-name="P10"><text:span text:style-name="T17">“</text:span><text:span text:style-name="T19">Art. 337. <text:s/>O acidente do trabalho será caracterizado tecnicamente pela Perícia Médica Federal, por meio da identificação do nexo causal entre o trabalho e o agravo.</text:span></text:p>
      <text:p text:style-name="P8">§ 1º O setor de benefícios do Instituto Nacional do Seguro Social reconhecerá o direito do segurado à habilitação do benefício acidentário.</text:p>
      <text:p text:style-name="P8">§ 2º Será considerado agravamento do acidente aquele sofrido pelo acidentado quanto estiver sob a responsabilidade da reabilitação profissional.</text:p>
      <text:p text:style-name="P10"><text:span text:style-name="T20">§ 3o</text:span><text:span text:style-name="T21">  </text:span><text:span text:style-name="T20">Considera-se estabelecido o nexo entre o trabalho e o agravo quando se verificar nexo técnico epidemiológico entre a atividade da empresa e a entidade mórbida motivadora da incapacidade, elencada na Classificação Internacional de Doenças - CID em conformidade com o disposto na Lista C do Anexo II deste Regulamento.</text:span><text:span text:style-name="T21"> </text:span><text:span text:style-name="T20">(Redação dada pelo Decreto nº 6.957, de 2009)</text:span></text:p>
      <text:p text:style-name="P10"><text:span text:style-name="T18">§ 4o</text:span><text:span text:style-name="T22">  </text:span><text:span text:style-name="T18">Para os fins deste artigo, considera-se agravo a lesão, doença, transtorno de saúde, distúrbio, disfunção ou síndrome de evolução aguda, subaguda ou crônica, de natureza clínica ou subclínica, inclusive morte, independentemente do tempo de latência. (Incluído pelo Decreto nº 6.042, de 2007).</text:span></text:p>
      <text:p text:style-name="P10"><text:span text:style-name="T18"><text:s/>§ 5º <text:s/>Reconhecidos pela Perícia Médica Federal a incapacidade para o trabalho e o nexo causal entre o trabalho e o agravo, na forma prevista no § 3º, serão devidas as prestações acidentárias a que o beneficiário tiver direito. <text:s text:c="3"/>(Redação dada pelo Decreto nº 10.410, de 2020)</text:span></text:p>
      <text:p text:style-name="P10"><text:span text:style-name="T20">§ 6º <text:s/>A Perícia Médica Federal deixará de aplicar o disposto no § 3º quando demonstrada a inexistência de nexo causal entre o trabalho e o agravo, sem prejuízo do disposto nos § 7º e § 12</text:span><text:span text:style-name="T18">. <text:s text:c="2"/>(Redação dada pelo Decreto nº 10.410, de 2020)</text:span></text:p>
      <text:p text:style-name="P10"><text:span text:style-name="T18">§ 7o</text:span><text:span text:style-name="T22">  </text:span><text:span text:style-name="T18">A empresa poderá requerer ao INSS a não aplicação do nexo técnico epidemiológico ao caso concreto mediante a demonstração de inexistência de correspondente nexo entre o trabalho e o agravo. (Redação dada pelo Decreto nº 6.939, de 2009)</text:span></text:p>
      <text:p text:style-name="P10"><text:span text:style-name="T18">§ 8o</text:span><text:span text:style-name="T22">  </text:span><text:span text:style-name="T18">O requerimento de que trata o § 7o</text:span><text:span text:style-name="T22"> </text:span><text:span text:style-name="T18">poderá ser apresentado no prazo de quinze dias da data para a entrega, na forma do inciso IV do art. 225, da GFIP que registre a movimentação do trabalhador, sob pena de não conhecimento da alegação em instância administrativa. (Incluído pelo Decreto nº 6.042, de 2007).</text:span></text:p>
      <text:p text:style-name="P10"><text:span text:style-name="T18">§ 9º <text:s/>Caracterizada a impossibilidade de atendimento ao disposto no § 8º, motivada pelo não conhecimento tempestivo do diagnóstico do agravo, o requerimento de que trata o § 7º poderá ser apresentado no prazo de quinze dias, contado da data em que a empresa tomar ciência da decisão a que se refere o § 5º. <text:s text:c="3"/>(Redação dada pelo Decreto nº 10.410, de 2020)</text:span></text:p>
      <text:p text:style-name="P10"><text:span text:style-name="T18">§ 10.  Juntamente com o requerimento de que tratam os §§ 8o</text:span><text:span text:style-name="T22"> </text:span><text:span text:style-name="T18">e 9o, a empresa formulará as alegações que entender necessárias e apresentará as provas que possuir demonstrando a inexistência de nexo entre o trabalho e o agravo. (Redação dada pelo Decreto nº 6.939, de 2009)</text:span></text:p>
      <text:p text:style-name="P7">§ 11.  A documentação probatória poderá trazer, entre outros meios de prova, evidências  técnicas circunstanciadas e tempestivas à exposição do segurado, podendo ser produzidas no âmbito de programas de gestão de risco, a cargo da empresa, que possuam responsável técnico legalmente habilitado. (Incluído pelo Decreto nº 6.042, de 2007).</text:p>
      <text:p text:style-name="P7">§ 12.  O INSS informará ao segurado sobre a contestação da empresa para que este, querendo, possa impugná-la, obedecendo, quanto à produção de provas, ao disposto no § 10, sempre que a instrução do pedido evidenciar a possibilidade de reconhecimento de inexistência do nexo entre o trabalho e o agravo. (Redação dada pelo Decreto nº 6.939, de 2009)</text:p>
      <text:p text:style-name="P6"><text:soft-page-break/><text:span text:style-name="T2">§ 13.  Da decisão do requerimento de que trata o § 7o</text:span><text:span text:style-name="T3"> </text:span><text:span text:style-name="T2">cabe recurso, com efeito suspensivo, por parte da empresa ou, conforme o caso, do segurado ao Conselho de Recursos da Previdência Social, nos termos dos arts. 305 a 310. (Incluído pelo Decreto nº 6.042, de 2007).</text:span><text:span text:style-name="T3">”</text:span></text:p>
      <text:p text:style-name="P9"/>
      <text:p text:style-name="P14"><text:span text:style-name="T4">O Diploma Previdenciário regulamenta que a </text:span><text:span text:style-name="T5">Perícia Médica Federal – PMF - </text:span><text:span text:style-name="T4"><text:s/>tem competência para determinar se uma </text:span><text:span text:style-name="T11">incapacidade</text:span><text:span text:style-name="T4"> decorre ou não do trabalho. Para isso, precisa relacionar o agravo (incapacidade laboral) com a Classificação Internacionais de Doenças dispostas no Anexo II, Lista “C”.</text:span></text:p>
      <text:p text:style-name="P4">Tal procedimento foi realizado <text:span text:style-name="T32">pela PMF</text:span> e, por haver o enquadramento legal, foi concedida a espécie acidentária.</text:p>
      <text:p text:style-name="P4">Não há a necessidade de vistoria técnica em razão do Decreto 3.048/99 ser taxativo quanto as doenças que têm origem no trabalho.</text:p>
      <text:p text:style-name="P4">Deste modo, mantemos o ato denegatório do INSS e a existência do nexo técnico, devendo a espécie continuar sendo acidentária.</text:p>
      <text:p text:style-name="P4">Ante o exposto, voto por CONHECER DO RECURSO E NEGAR-LHE PROVIMENTO, nos termos da fundamentação.</text:p>
      <text:p text:style-name="P2"><text:line-break/><text:span text:style-name="T15">EMENTA</text:span></text:p>
      <text:p text:style-name="P16"><text:span text:style-name="T13">AUXÍLIO INCAPACIDADE TEMPORÁRIA</text:span><text:span text:style-name="T12"> ACIDENTÁRIO. </text:span><text:span text:style-name="T14">A RELAÇÃO ENTRE A PATOLOGIA INCAPACITANTE E O LABOR É CARACTERIZADO PELA PERÍCIA MÉDICA </text:span><text:span text:style-name="T13">FEDERAL</text:span><text:span text:style-name="T14">, CONFORME ARTIGO 337 DO DECRETO 3.048/99. SENDO A PERÍCIA FAVORÁVEL QUANTO AO NEXO, E</text:span><text:span text:style-name="T13">STÁ</text:span><text:span text:style-name="T14"> COMPROVAD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initial-creator>Paulo Sermann</meta:initial-creator>
    <meta:creation-date>2012-12-22T14:28:47</meta:creation-date>
    <dc:date>2020-09-07T17:31:28.809190364</dc:date>
    <meta:editing-duration>PT8H33M46S</meta:editing-duration>
    <meta:editing-cycles>60</meta:editing-cycles>
    <meta:generator>LibreOffice/6.3.6.2$Linux_X86_64 LibreOffice_project/2196df99b074d8a661f4036fca8fa0cbfa33a497</meta:generator>
    <dc:creator>Paulo Vitor Nazário Sermann</dc:creator>
    <meta:document-statistic meta:table-count="0" meta:image-count="0" meta:object-count="0" meta:page-count="2" meta:paragraph-count="30" meta:word-count="882" meta:character-count="5511" meta:non-whitespace-character-count="4634"/>
  </office:meta>
</office:document-meta>
</file>